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gr3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text-properties fo:color="#4c4c4c" fo:font-size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color="#ffff00" fo:font-size="15pt" style:font-size-asian="15pt" style:font-size-complex="15pt"/>
    </style:style>
    <style:style style:name="P16" style:family="paragraph">
      <style:text-properties fo:color="#198a8a" fo:font-weight="bold" style:font-weight-asian="bold" style:font-weight-complex="bold"/>
    </style:style>
    <style:style style:name="P17" style:family="paragraph">
      <style:text-properties fo:color="#0000ff" fo:font-weight="bold" style:font-weight-asian="bold" style:font-weight-complex="bold"/>
    </style:style>
    <style:style style:name="P18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666666" fo:font-size="15pt" style:font-size-asian="15pt" style:font-size-complex="15pt"/>
    </style:style>
    <style:style style:name="P20" style:family="paragraph">
      <style:paragraph-properties fo:text-align="start"/>
      <style:text-properties fo:color="#ffff00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color="#00ae00" fo:font-weight="bold" style:font-weight-asian="bold" style:font-weight-complex="bold"/>
    </style:style>
    <style:style style:name="P23" style:family="paragraph">
      <style:paragraph-properties fo:text-align="start"/>
      <style:text-properties fo:color="#ffff00" fo:font-size="18pt"/>
    </style:style>
    <style:style style:name="P24" style:family="paragraph">
      <style:paragraph-properties fo:margin-left="0.508cm" fo:margin-right="0cm" fo:text-align="start" fo:text-indent="0cm"/>
    </style:style>
    <style:style style:name="P25" style:family="paragraph">
      <style:paragraph-properties fo:margin-left="0.508cm" fo:margin-right="0cm" fo:text-align="start" fo:text-indent="0cm"/>
      <style:text-properties fo:color="#ffff00" fo:font-size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color="#ffff00" fo:font-size="18pt"/>
    </style:style>
    <style:style style:name="P28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color="#ffff00"/>
    </style:style>
    <style:style style:name="P30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color="#ffff00" fo:font-size="16pt" style:font-size-asian="16pt" style:font-size-complex="16pt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4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5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ffff00" fo:font-size="16pt" fo:font-style="normal" style:font-style-asian="normal" style:font-style-complex="normal"/>
    </style:style>
    <style:style style:name="T59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6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1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1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7" draw:text-style-name="P3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1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505cm" svg:height="1.987cm" draw:transform="rotate (0.00628318530717959) translate (0.76cm 18.328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11" draw:text-style-name="P3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2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" draw:id="id2" draw:layer="layout" svg:width="6.35cm" svg:height="5.334cm" svg:x="8.89cm" svg:y="14.732cm">
          <text:p text:style-name="P3"><text:span text:style-name="T10">'Working tree'</text:span></text:p>
          <text:p text:style-name="P3"><text:span text:style-name="T11"/></text:p>
          <text:p text:style-name="P3"><text:span text:style-name="T11">(the visible files you </text:span></text:p>
          <text:p text:style-name="P3"><text:span text:style-name="T11">will edit and create</text:span></text:p>
          <text:p text:style-name="P3"><text:span text:style-name="T11">etc..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3" draw:layer="layout" draw:type="curve" svg:x1="14.921cm" svg:y1="6.831cm" svg:x2="8.89cm" svg:y2="17.399cm" draw:start-shape="id1" draw:start-glue-point="6" draw:end-shape="id2" draw:end-glue-point="6" svg:d="m14921 6831c-9873 0-6857 10568-6031 10568" svg:viewBox="0 0 7115 10569">
          <text:p/>
        </draw:connector>
        <draw:connector draw:style-name="gr13" draw:text-style-name="P3" draw:layer="layout" draw:type="curve" svg:x1="15.24cm" svg:y1="17.399cm" svg:x2="22.795cm" svg:y2="6.831cm" draw:start-shape="id2" draw:start-glue-point="8" draw:end-shape="id1" draw:end-glue-point="8" svg:d="m15240 17399c12085 0 8308-10568 7555-10568" svg:viewBox="0 0 8706 10569">
          <text:p/>
        </draw:connector>
        <draw:frame draw:style-name="gr14" draw:text-style-name="P12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3" draw:layer="layout" svg:width="6.35cm" svg:height="2.54cm" svg:x="3.048cm" svg:y="9.906cm">
          <text:p>'Checkout'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3.153cm" svg:x="18.034cm" svg:y="14.478cm">
          <text:p>'Commit'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3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18.053cm)">
          <draw:text-box>
            <text:p><text:span text:style-name="T5">Online</text:span></text:p>
            <text:p><text:span text:style-name="T6">(github)</text:span></text:p>
          </draw:text-box>
        </draw:frame>
        <draw:frame presentation:style-name="pr1" draw:text-style-name="P13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0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4.318cm" svg:height="3.556cm" svg:x="12.917cm" svg:y="10.16cm">
          <text:p text:style-name="P3"><text:span text:style-name="T14">owdq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4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0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5" draw:layer="layout" svg:width="7.874cm" svg:height="3.302cm" svg:x="1.524cm" svg:y="3.048cm">
          <text:p><text:span text:style-name="T18">Everyone works on their own </text:span></text:p>
          <text:p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4.986cm" svg:y1="7.62cm" svg:x2="14.986cm" svg:y2="9.906cm">
          <text:p/>
        </draw:line>
        <draw:line draw:style-name="gr17" draw:text-style-name="P3" draw:layer="layout" svg:x1="18.034cm" svg:y1="13.328cm" svg:x2="19.608cm" svg:y2="14.986cm">
          <text:p/>
        </draw:line>
        <draw:line draw:style-name="gr17" draw:text-style-name="P3" draw:layer="layout" svg:x1="12.525cm" svg:y1="13.61cm" svg:x2="10.922cm" svg:y2="15.24cm">
          <text:p/>
        </draw:line>
        <draw:line draw:style-name="gr17" draw:text-style-name="P3" draw:layer="layout" svg:x1="12.445cm" svg:y1="11.47cm" svg:x2="10.226cm" svg:y2="10.922cm">
          <text:p/>
        </draw:line>
        <draw:line draw:style-name="gr17" draw:text-style-name="P3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18cm" svg:height="2.54cm" svg:x="11.133cm" svg:y="6.56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038cm" svg:height="0.962cm" svg:x="11.765cm" svg:y="9.154cm">
          <draw:text-box>
            <text:p><text:span text:style-name="T19">(remote)</text:span></text:p>
          </draw:text-box>
        </draw:frame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18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custom-shape draw:style-name="gr20" draw:text-style-name="P20" draw:layer="layout" svg:width="9.398cm" svg:height="6.096cm" svg:x="17.78cm" svg:y="3.302cm">
          <text:p text:style-name="P4"><text:span text:style-name="T22"/></text:p>
          <text:p text:style-name="P4"><text:span text:style-name="T18">Use the 'Fork' button in the </text:span><text:span text:style-name="T23">live</text:span><text:span text:style-name="T18"> </text:span></text:p>
          <text:p text:style-name="P4"><text:span text:style-name="T18">repo.</text:span></text:p>
          <text:p text:style-name="P4"><text:span text:style-name="T18"/></text:p>
          <text:p text:style-name="P4"><text:span text:style-name="T18">Copies the entire 'live' repo. </text:span></text:p>
          <text:p text:style-name="P4"><text:span text:style-name="T18">into </text:span><text:span text:style-name="T24">your</text:span><text:span text:style-name="T25"> github account.</text:span></text:p>
          <text:p text:style-name="P4"><text:span text:style-name="T25"/></text:p>
          <text:p text:style-name="P3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3" draw:id="id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ustom-shape draw:style-name="gr21" draw:text-style-name="P3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9.652cm" svg:height="5.291cm" svg:x="17.272cm" svg:y="7.663cm">
          <text:p text:style-name="P4"><text:span text:style-name="T18">Copy the entire 'remote' repo. </text:span></text:p>
          <text:p text:style-name="P4"><text:span text:style-name="T18">into the current directory on your </text:span></text:p>
          <text:p text:style-name="P4"><text:span text:style-name="T18">local machine and link it to the 'live' </text:span></text:p>
          <text:p text:style-name="P4"><text:span text:style-name="T18">repo for syncing.</text:span></text:p>
          <text:p text:style-name="P4"><text:span text:style-name="T18"/></text:p>
          <text:p text:style-name="P3"><text:span text:style-name="T29">Only required the first time.</text:span></text:p>
          <draw:enhanced-geometry svg:viewBox="0 0 21600 21600" draw:mirror-horizontal="false" draw:mirror-vertical="false" draw:text-areas="800 800 20800 20800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20.648cm" svg:height="4.021cm" svg:x="6.53cm" svg:y="16.256cm">
          <text:p text:style-name="P24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24"><text:span text:style-name="T35">git clone https://github.com/</text:span><text:span text:style-name="T36">paloma</text:span><text:span text:style-name="T35">/owd_test_cases.git</text:span></text:p>
          <text:p text:style-name="P4"><text:span text:style-name="T34">then ...</text:span></text:p>
          <text:p text:style-name="P24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24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mirror-horizontal="false" draw:mirror-vertical="false" draw:text-areas="800 800 20800 20800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4" draw:id="id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5" draw:id="id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ustom-shape draw:style-name="gr21" draw:text-style-name="P3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668cm" svg:height="5.334cm" svg:x="16.51cm" svg:y="6.858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</text:span><text:span text:style-name="T45">remote</text:span><text:span text:style-name="T34"> and </text:span><text:span text:style-name="T45">local</text:span><text:span text:style-name="T34"> </text:span></text:p>
          <text:p text:style-name="P4"><text:span text:style-name="T34">repo.'s to give you a 'clean' start before </text:span></text:p>
          <text:p text:style-name="P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6" draw:id="id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7" draw:id="id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1" draw:text-style-name="P3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9" draw:layer="layout" svg:width="8.457cm" svg:height="5.08cm" svg:x="18.542cm" svg:y="11.43cm">
          <text:p text:style-name="P3"><text:span text:style-name="T47">git checkout </text:span><text:span text:style-name="T38">&lt;branch name&gt;</text:span></text:p>
          <text:p text:style-name="P3"><text:span text:style-name="T18">i.e.</text:span></text:p>
          <text:p text:style-name="P3"><text:span text:style-name="T48">git checkout </text:span><text:span text:style-name="T41">v1-train</text:span></text:p>
          <text:p text:style-name="P4"><text:span text:style-name="T41"/></text:p>
          <text:p text:style-name="P4"><text:span text:style-name="T25">Sets your 'working tree' files to</text:span></text:p>
          <text:p text:style-name="P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8" draw:id="id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9" draw:id="id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1" draw:text-style-name="P3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0.159cm" svg:height="4.318cm" svg:x="16.765cm" svg:y="12.192cm">
          <text:p text:style-name="P3"><text:span text:style-name="T25">Make your chanes to the code.</text:span></text:p>
          <text:p text:style-name="P3"><text:span text:style-name="T25"/></text:p>
          <text:p text:style-name="P3"><text:span text:style-name="T25">The physical files you can see and</text:span></text:p>
          <text:p text:style-name="P3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0" draw:id="id1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1" draw:id="id1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31" draw:layer="layout" svg:width="14.732cm" svg:height="6.096cm" svg:x="12.192cm" svg:y="10.084cm">
          <text:p text:style-name="P4"><text:span text:style-name="T37">owd_test_cases/bin/refresh_README.sh</text:span></text:p>
          <text:p text:style-name="P4"><text:span text:style-name="T52">or ...</text:span></text:p>
          <text:p text:style-name="P4"><text:span text:style-name="T37">OWD_TEST_TOOLKIT/bin/rebuild_toolkit_READMEs.sh</text:span></text:p>
          <text:p text:style-name="P4"><text:span text:style-name="T53"/></text:p>
          <text:p text:style-name="P4"><text:span text:style-name="T34">Automatically keeps the README files up to date.</text:span></text:p>
          <text:p text:style-name="P4"><text:span text:style-name="T34"/></text:p>
          <text:p text:style-name="P4"><text:span text:style-name="T34">(</text:span><text:span text:style-name="T54">NOTE:</text:span><text:span text:style-name="T34"> This isn't part of the github process, it's only </text:span></text:p>
          <text:p text:style-name="P4"><text:span text:style-name="T34">required for </text:span><text:span text:style-name="T45">us</text:span><text:span text:style-name="T34"> when developing the test cases or toolkit.)</text:span></text:p>
          <draw:enhanced-geometry svg:viewBox="0 0 21600 21600" draw:text-areas="800 800 20800 20800" draw:type="round-rectangular-callout" draw:modifiers="15065.6078191814 26967.2297851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8.89cm" svg:height="1.916cm" svg:x="17.272cm" svg:y="1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2" draw:id="id1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3" draw:id="id1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" draw:layer="layout" svg:width="8.128cm" svg:height="5.588cm" svg:x="18.542cm" svg:y="9.09cm">
          <text:p text:style-name="P3"><text:span text:style-name="T37">git add -A</text:span></text:p>
          <text:p text:style-name="P4"><text:span text:style-name="T55"/></text:p>
          <text:p text:style-name="P4"><text:span text:style-name="T25">This puts your changes in </text:span></text:p>
          <text:p text:style-name="P4"><text:span text:style-name="T25">the 'staging area'.</text:span></text:p>
          <text:p text:style-name="P4"><text:span text:style-name="T25">Not in the local repo. yet,</text:span></text:p>
          <text:p text:style-name="P4"><text:span text:style-name="T25">but git now knows you made</text:span></text:p>
          <text:p text:style-name="P4"><text:span text:style-name="T25">these changes, so you won't</text:span></text:p>
          <text:p text:style-name="P4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318cm" svg:height="1.832cm" svg:x="17.512cm" svg:y="1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4" draw:id="id1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5" draw:id="id1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7" draw:layer="layout" svg:width="10.16cm" svg:height="7.874cm" svg:x="16.51cm" svg:y="5.45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remote and local</text:span></text:p>
          <text:p text:style-name="P4"><text:span text:style-name="T34">repo.'s, before merging your changes.</text:span></text:p>
          <text:p text:style-name="P4"><text:span text:style-name="T34"/></text:p>
          <text:p text:style-name="P4"><text:span text:style-name="T34">If there is a conflict during the merge</text:span></text:p>
          <text:p text:style-name="P4"><text:span text:style-name="T34">it will tell you - you'll then need to</text:span></text:p>
          <text:p text:style-name="P4"><text:span text:style-name="T34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6.35cm" svg:height="1.916cm" svg:x="17.78cm" svg:y="1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6" draw:id="id1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7" draw:id="id1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ustom-shape draw:style-name="gr20" draw:text-style-name="P31" draw:layer="layout" svg:width="11.176cm" svg:height="3.048cm" svg:x="16.002cm" svg:y="7.366cm">
          <text:p text:style-name="P4"><text:span text:style-name="T37">git commit -m “</text:span><text:span text:style-name="T38">&lt;update message&gt;</text:span><text:span text:style-name="T37">”</text:span></text:p>
          <text:p text:style-name="P4"><text:span text:style-name="T53"/></text:p>
          <text:p text:style-name="P4"><text:span text:style-name="T34">Commits your changes to your </text:span><text:span text:style-name="T56">local</text:span><text:span text:style-name="T34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8" draw:id="id1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9" draw:id="id1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ustom-shape draw:style-name="gr20" draw:text-style-name="P27" draw:layer="layout" svg:width="12.7cm" svg:height="5.842cm" svg:x="14.732cm" svg:y="1.27cm">
          <text:p text:style-name="P3"><text:span text:style-name="T47">git push </text:span><text:span text:style-name="T38">&lt;remote repo&gt; &lt;branch&gt;</text:span></text:p>
          <text:p text:style-name="P3"><text:span text:style-name="T34">i.e.</text:span></text:p>
          <text:p text:style-name="P3"><text:span text:style-name="T40">git push origin</text:span><text:span text:style-name="T41"> </text:span><text:span text:style-name="T40">v1-train</text:span></text:p>
          <text:p text:style-name="P4"><text:span text:style-name="T41"/></text:p>
          <text:p text:style-name="P4"><text:span text:style-name="T34">Pushes your changes from your </text:span><text:span text:style-name="T56">local</text:span><text:span text:style-name="T34"> repo.</text:span></text:p>
          <text:p text:style-name="P4"><text:span text:style-name="T34">to your </text:span><text:span text:style-name="T56">remote</text:span><text:span text:style-name="T57"> repo.</text:span></text:p>
          <text:p text:style-name="P4"><text:span text:style-name="T34"/></text:p>
          <text:p text:style-name="P4"><text:span text:style-name="T34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0" draw:id="id2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1" draw:id="id2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custom-shape draw:style-name="gr21" draw:text-style-name="P3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8.382cm" svg:height="6.604cm" svg:x="14.732cm" svg:y="9.83cm">
          <text:p text:style-name="P4"><text:span text:style-name="T58"/></text:p>
          <text:p text:style-name="P4"><text:span text:style-name="T25">Use the 'Pull Request' button</text:span></text:p>
          <text:p text:style-name="P4"><text:span text:style-name="T25">in your remote repo.</text:span></text:p>
          <text:p text:style-name="P4"><text:span text:style-name="T25"/></text:p>
          <text:p text:style-name="P4"><text:span text:style-name="T25">Informs the team that you have </text:span></text:p>
          <text:p text:style-name="P4"><text:span text:style-name="T25">made a change and gives them </text:span></text:p>
          <text:p text:style-name="P4"><text:span text:style-name="T25">time to assess it before it is</text:span></text:p>
          <text:p text:style-name="P4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2" draw:id="id2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3" draw:id="id2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9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9">(merge)</text:span></text:p>
          </draw:text-box>
        </draw:frame>
        <draw:custom-shape draw:style-name="gr20" draw:text-style-name="P34" draw:layer="layout" svg:width="8.128cm" svg:height="4.572cm" svg:x="17.272cm" svg:y="8.128cm">
          <text:p text:style-name="P4"><text:span text:style-name="T25">Your changes are reviewed</text:span></text:p>
          <text:p text:style-name="P4"><text:span text:style-name="T25">and then merged with the 'live' </text:span></text:p>
          <text:p text:style-name="P4"><text:span text:style-name="T25">repo.</text:span></text:p>
          <text:p text:style-name="P4"><text:span text:style-name="T25"/></text:p>
          <text:p text:style-name="P4"><text:span text:style-name="T25">From now on, they'll be used </text:span></text:p>
          <text:p text:style-name="P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4" draw:id="id2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5" draw:id="id2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8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5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3cm">
          <draw:text-box>
            <text:p text:style-name="P3"><text:span text:style-name="T43">6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9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9">(merg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05T19:34:22</dc:date>
    <meta:editing-duration>PT8H57M35S</meta:editing-duration>
    <meta:editing-cycles>221</meta:editing-cycles>
    <meta:generator>LibreOffice/3.5$Linux_x86 LibreOffice_project/350m1$Build-2</meta:generator>
    <meta:document-statistic meta:object-count="468"/>
  </office:meta>
</office:document-meta>
</file>